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position="super 63.6%"/>
    </style:style>
    <style:style style:name="T3" style:parent-style-name="Standaardalinea-lettertype" style:family="text">
      <style:text-properties style:text-position="super 63.6%"/>
    </style:style>
    <style:style style:name="T4" style:parent-style-name="Standaardalinea-lettertype" style:family="text">
      <style:text-properties style:text-position="super 63.6%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paragraph-properties fo:margin-left="0.4916in" fo:text-indent="-0.4916in">
        <style:tab-stops/>
      </style:paragraph-properties>
    </style:style>
    <style:style style:name="P13" style:parent-style-name="Standaard" style:family="paragraph">
      <style:paragraph-properties fo:margin-left="0.4916in" fo:text-indent="-0.4916in">
        <style:tab-stops/>
      </style:paragraph-properties>
    </style:style>
    <style:style style:name="P14" style:parent-style-name="Lijstalinea" style:list-style-name="LFO2" style:family="paragraph"/>
    <style:style style:name="T15" style:parent-style-name="Standaardalinea-lettertype" style:family="text">
      <style:text-properties style:text-position="super 63.6%"/>
    </style:style>
    <style:style style:name="T16" style:parent-style-name="Standaardalinea-lettertype" style:family="text">
      <style:text-properties style:text-position="super 63.6%"/>
    </style:style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3" style:family="paragraph"/>
    <style:style style:name="P23" style:parent-style-name="Lijstalinea" style:list-style-name="LFO3" style:family="paragraph"/>
    <style:style style:name="P24" style:parent-style-name="Lijstalinea" style:list-style-name="LFO3" style:family="paragraph"/>
    <style:style style:name="P25" style:parent-style-name="Lijstalinea" style:list-style-name="LFO3" style:family="paragraph"/>
  </office:automatic-styles>
  <office:body>
    <office:text text:use-soft-page-breaks="true">
      <text:p text:style-name="P1">De Frankische konng Clovis bekeerde zich tot het christendom en liet zich door de aartsbisschop tot koning zalven.</text:p>
      <text:p text:style-name="Standaard">Clovis zorgde ervoor dat de inwoners van zijn rijk, al dan niet gedwongen, gekerstend worden.</text:p>
      <text:p text:style-name="Standaard"/>
      <text:p text:style-name="Standaard">Frankische koning<text:s/>Clovis – samenwerking met kerk</text:p>
      <text:p text:style-name="Standaard">Goed voor de koning (aanzien + macht) en kerk (bescherming + macht)</text:p>
      <text:p text:style-name="Standaard"/>
      <text:p text:style-name="Standaard">Karel de Grote</text:p>
      <text:p text:style-name="Standaard">In de veroveringsoorlogen die vanaf 760 vanuit Frakische Rijk door Karel de Grote werden gevoerd eiste deze koning dat de vijand Christenen zou woerden.</text:p>
      <text:p text:style-name="Standaard"/>
      <text:p text:style-name="Standaard"/>
      <text:p text:style-name="Standaard">Boeren (1<text:span text:style-name="T2">e</text:span><text:s/>stand)</text:p>
      <text:p text:style-name="Standaard">Zorgen voor voedsel</text:p>
      <text:p text:style-name="Standaard">Adel (2<text:span text:style-name="T3">e</text:span><text:s/>stand)</text:p>
      <text:p text:style-name="Standaard">Mensen beschermen<text:s/></text:p>
      <text:p text:style-name="Standaard">Gelovigen (3<text:span text:style-name="T4">e</text:span><text:s/>stand)</text:p>
      <text:p text:style-name="Standaard">Bidden</text:p>
      <text:p text:style-name="Standaard"/>
      <text:p text:style-name="Standaard">In de vroege middeleeuwen was er een samenwerking tussen koningen (wereldlijke macht) en de kerk / paus (geestelijke macht). Maar in de<text:s/>late middeleeuwen ontstonden spanningen tussen de paus en koningen die leidden tot een conflict wie de hoogste macht heeft.</text:p>
      <text:p text:style-name="Standaard"/>
      <text:p text:style-name="Standaard">Wereldrijke macht – Bestuur<text:line-break/>Geestelijke macht – Geloof.</text:p>
      <text:p text:style-name="Standaard"/>
      <text:p text:style-name="Standaard"/>
      <text:p text:style-name="Standaard">Het ontstaan en de verspreiding van de islam.</text:p>
      <text:p text:style-name="Standaard">Lesdoel / hoofdvraag: Hoe ontstond de islam en hoe heeft het zich verspreid.<text:tab/></text:p>
      <text:p text:style-name="Standaard"/>
      <text:p text:style-name="Standaard">Islam: onderwerping aan de enige God (Allah)</text:p>
      <text:p text:style-name="Standaard">Profeest (boodschapper): Mohammed</text:p>
      <text:p text:style-name="Standaard">Koran: woord van Allah, zoals het is overgeleverd aan Mohammed de boodschapper.</text:p>
      <text:soft-page-break/>
      <text:p text:style-name="Standaard">Begin islamitischew jaartelling: 622 na Chr.</text:p>
      <text:p text:style-name="Standaard">Daarna snelle verspreiding van het geloof door de kaliefen (opvolgers van Mohammed):</text:p>
      <text:list text:style-name="LFO1" text:continue-numbering="true">
        <text:list-item>
          <text:p text:style-name="P5">Strijd en veroveringen</text:p>
        </text:list-item>
        <text:list-item>
          <text:p text:style-name="P6">De aantrekkingskracht van het geloof</text:p>
        </text:list-item>
      </text:list>
      <text:p text:style-name="Standaard"/>
      <text:list text:style-name="LFO1" text:continue-numbering="true">
        <text:list-item>
          <text:p text:style-name="P7">Byzantijnse en Perzische Rijk waren zwak</text:p>
        </text:list-item>
        <text:list-item>
          <text:p text:style-name="P8">De<text:s/>Arabieren<text:s/>hadden uitmuntende ruiterleger</text:p>
        </text:list-item>
        <text:list-item>
          <text:p text:style-name="P9">Jihad &gt; Sterke overtuiging</text:p>
        </text:list-item>
        <text:list-item>
          <text:p text:style-name="P10">Handel</text:p>
        </text:list-item>
        <text:list-item>
          <text:p text:style-name="P11">Relatieve tolernatie tegenover niet-moslims.</text:p>
        </text:list-item>
      </text:list>
      <text:p text:style-name="P12"/>
      <text:p text:style-name="P13">Relatieve tolerantie t.o.v. joden en christenen (volken van het boek), zij mochten hun geloof behouden, maar zij moesten wel extra belasting betalen en hadden minder rechten.</text:p>
      <text:list text:style-name="LFO2" text:continue-numbering="true">
        <text:list-item>
          <text:p text:style-name="P14">Veel mensen bekeerden zijn uiteindelijk tot de islam.</text:p>
        </text:list-item>
      </text:list>
      <text:p text:style-name="Standaard"/>
      <text:p text:style-name="Standaard">De Gouden Eeuwen van de Islam. (8<text:span text:style-name="T15">e</text:span><text:s/>tot 13<text:span text:style-name="T16">e</text:span><text:s/>eeuw)</text:p>
      <text:list text:style-name="LFO1" text:continue-numbering="true">
        <text:list-item>
          <text:p text:style-name="P17">Bloeiende handel</text:p>
        </text:list-item>
        <text:list-item>
          <text:p text:style-name="P18">Bloei in de cultuur en wetenschap: bouwkunst, kaligrafie, wiskunde, sterrenkune, medicijnen, filosofie en literatuur.</text:p>
        </text:list-item>
      </text:list>
      <text:p text:style-name="Standaard">Dit kwam o.a. doordat:</text:p>
      <text:list text:style-name="LFO1" text:continue-numbering="true">
        <text:list-item>
          <text:p text:style-name="P19">De Arabieren de kennis/geschriften uit de veroverde gebieden overnamen (o.a van de Grieken, uit Perzië en India)</text:p>
        </text:list-item>
        <text:list-item>
          <text:p text:style-name="P20">De wetenschap werd gestimuleerd door de islamitische leiders:</text:p>
          <text:list text:continue-numbering="true">
            <text:list-item>
              <text:p text:style-name="P21">De ink van geleerden is kostbaarden dan het bloed van martelaren (uitspraak van mohammed de profeet.</text:p>
            </text:list-item>
          </text:list>
        </text:list-item>
      </text:list>
      <text:p text:style-name="Standaard">Hoe ontstond de islam en hoe heeft het zich verspreid?</text:p>
      <text:p text:style-name="Standaard">Het bestond door een profeet die het begon te verspreiden, maar verspreed zo snel door een paar verschillende kenmerken.</text:p>
      <text:list text:style-name="LFO3" text:continue-numbering="true">
        <text:list-item>
          <text:p text:style-name="P22">Hun handel.</text:p>
        </text:list-item>
        <text:list-item>
          <text:p text:style-name="P23">Hun laxe houding tegenover andere Abrahamibsche geloven.<text:s/></text:p>
        </text:list-item>
        <text:list-item>
          <text:p text:style-name="P24">Hun relatief geweldloze methoden.</text:p>
        </text:list-item>
        <text:list-item>
          <text:p text:style-name="P25"/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28T10:08:00Z</meta:creation-date>
    <dc:date>2020-10-28T13:50:00Z</dc:date>
    <meta:template xlink:href="Normal" xlink:type="simple"/>
    <meta:editing-cycles>2</meta:editing-cycles>
    <meta:editing-duration>PT11520S</meta:editing-duration>
    <meta:document-statistic meta:page-count="2" meta:paragraph-count="5" meta:word-count="392" meta:character-count="2549" meta:row-count="18" meta:non-whitespace-character-count="2162"/>
  </office:meta>
</office:document-meta>
</file>